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582" officeooo:paragraph-rsid="0018f582"/>
    </style:style>
    <style:style style:name="T1" style:family="text">
      <style:text-properties officeooo:rsid="001928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rriba:</text:p>
      <text:p text:style-name="P1">0,0 1,0 2,0 3,0 4,0 5,0 6,0 7,0 8,0 9,0 10,0 11,0 12,0 13,0 14,0 15,0 16,0 17,0 18,0 19,0 20,0 22,0 23,0 24,0 </text:p>
      <text:p text:style-name="P1"/>
      <text:p text:style-name="P1">izq:</text:p>
      <text:p text:style-name="P1">0,1 0,2 0,3 0,4 0,5 0,6 0,7 0,8 0,9 0,10 0,11 0,12 0,13 0,14 0,15 0,16 0,17 0,18 0,19</text:p>
      <text:p text:style-name="P1"/>
      <text:p text:style-name="P1">der: 24,1 24,2 24,3 24,4 24,5 24,6, 24,7 24,8 24,9 24,10 24,11 24,12 24,13 24,14 24,15 24,16 24,17 24,18 </text:p>
      <text:p text:style-name="P1"/>
      <text:p text:style-name="P1">abajo: 1,18 2,18 3,18 4,18 5,18 6,18 7,18 8,18 9,18 10,18 11,18 12,18 13,1<text:span text:style-name="T1">8</text:span> 14,1<text:span text:style-name="T1">8</text:span> 15,1<text:span text:style-name="T1">8</text:span> 16,1<text:span text:style-name="T1">8</text:span> 17,1<text:span text:style-name="T1">8</text:span> 18,1<text:span text:style-name="T1">8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7:25:38.307305638</meta:creation-date>
    <dc:date>2019-11-05T17:37:02.436260418</dc:date>
    <meta:editing-duration>PT1M18S</meta:editing-duration>
    <meta:editing-cycles>1</meta:editing-cycles>
    <meta:document-statistic meta:table-count="0" meta:image-count="0" meta:object-count="0" meta:page-count="1" meta:paragraph-count="6" meta:word-count="83" meta:character-count="417" meta:non-whitespace-character-count="337"/>
    <meta:generator>LibreOffice/6.0.7.3$Linux_X86_64 LibreOffice_project/00m0$Build-3</meta:generator>
  </office:meta>
</office:document-meta>
</file>